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0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2" table:number-rows-spanned="1">
            <text:p>Scoring</text:p>
          </table:table-cell>
          <table:covered-table-cell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.134" calcext:value-type="float">
            <text:p>21.134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3-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.148" calcext:value-type="float">
            <text:p>21.14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14-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.155" calcext:value-type="float">
            <text:p>21.155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3-2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.13" calcext:value-type="float">
            <text:p>39.1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.22" calcext:value-type="float">
            <text:p>3.22</text:p>
          </table:table-cell>
          <table:table-cell office:value-type="float" office:value="-4.61" calcext:value-type="float">
            <text:p>-4.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0-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.169" calcext:value-type="float">
            <text:p>21.16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 17-5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75" calcext:value-type="float">
            <text:p>5.75</text:p>
          </table:table-cell>
          <table:table-cell office:value-type="float" office:value="2.94" calcext:value-type="float">
            <text:p>2.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.211" calcext:value-type="float">
            <text:p>21.211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10-1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.67" calcext:value-type="float">
            <text:p>66.67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.2" calcext:value-type="float">
            <text:p>50.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.71" calcext:value-type="float">
            <text:p>7.71</text:p>
          </table:table-cell>
          <table:table-cell office:value-type="float" office:value="2.08" calcext:value-type="float">
            <text:p>2.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.218" calcext:value-type="float">
            <text:p>21.21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3-4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.91" calcext:value-type="float">
            <text:p>40.9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.8" calcext:value-type="float">
            <text:p>31.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office:value-type="float" office:value="1.45" calcext:value-type="float">
            <text:p>1.4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.225" calcext:value-type="float">
            <text:p>21.225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9-1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3.33" calcext:value-type="float">
            <text:p>33.33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9" calcext:value-type="float">
            <text:p>33.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.13" calcext:value-type="float">
            <text:p>5.13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5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.231" calcext:value-type="float">
            <text:p>21.23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.19" calcext:value-type="float">
            <text:p>8.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006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.239" calcext:value-type="float">
            <text:p>21.239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5.17" calcext:value-type="float">
            <text:p>55.1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48" calcext:value-type="float">
            <text:p>5.48</text:p>
          </table:table-cell>
          <table:table-cell office:value-type="float" office:value="4.62" calcext:value-type="float">
            <text:p>4.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126" calcext:value-type="float">
            <text:p>22.126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27-3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7.5" calcext:value-type="float">
            <text:p>57.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133" calcext:value-type="float">
            <text:p>22.133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24-3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8.7" calcext:value-type="float">
            <text:p>58.7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.37" calcext:value-type="float">
            <text:p>6.37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.147" calcext:value-type="float">
            <text:p>22.147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0-4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.68" calcext:value-type="float">
            <text:p>3.6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.154" calcext:value-type="float">
            <text:p>22.15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8.95" calcext:value-type="float">
            <text:p>78.95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0.5" calcext:value-type="float">
            <text:p>1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9.47" calcext:value-type="float">
            <text:p>9.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.161" calcext:value-type="float">
            <text:p>22.161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L 19-4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.7" calcext:value-type="float">
            <text:p>92.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.9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.175" calcext:value-type="float">
            <text:p>22.175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0-41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" calcext:value-type="float">
            <text:p>51.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182" calcext:value-type="float">
            <text:p>22.182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9-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1.9" calcext:value-type="float">
            <text:p>61.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.7" calcext:value-type="float">
            <text:p>54.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2.189" calcext:value-type="float">
            <text:p>22.18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19-1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88" calcext:value-type="float">
            <text:p>1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.196" calcext:value-type="float">
            <text:p>22.19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0-1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9" calcext:value-type="float">
            <text:p>105.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2" calcext:value-type="float">
            <text:p>6.52</text:p>
          </table:table-cell>
          <table:table-cell office:value-type="float" office:value="7.32" calcext:value-type="float">
            <text:p>7.3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.203" calcext:value-type="float">
            <text:p>22.203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10-3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11" calcext:value-type="float">
            <text:p>6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.217" calcext:value-type="float">
            <text:p>22.217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L 19-3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.38" calcext:value-type="float">
            <text:p>41.3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2" calcext:value-type="float">
            <text:p>48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93" calcext:value-type="float">
            <text:p>6.93</text:p>
          </table:table-cell>
          <table:table-cell office:value-type="float" office:value="4.52" calcext:value-type="float">
            <text:p>4.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.221" calcext:value-type="float">
            <text:p>22.22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24-1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.4" calcext:value-type="float">
            <text:p>10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8.08" calcext:value-type="float">
            <text:p>8.0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.231" calcext:value-type="float">
            <text:p>22.231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20-2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.55" calcext:value-type="float">
            <text:p>6.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006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.238" calcext:value-type="float">
            <text:p>22.23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26-2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.13" calcext:value-type="float">
            <text:p>53.1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.06" calcext:value-type="float">
            <text:p>6.06</text:p>
          </table:table-cell>
          <table:table-cell office:value-type="float" office:value="5.28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126" calcext:value-type="float">
            <text:p>23.12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8.39" calcext:value-type="float">
            <text:p>48.39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" calcext:value-type="float">
            <text:p>59.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.06" calcext:value-type="float">
            <text:p>4.0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.132" calcext:value-type="float">
            <text:p>23.132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17-1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.71" calcext:value-type="float">
            <text:p>64.7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" calcext:value-type="float">
            <text:p>86.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.41" calcext:value-type="float">
            <text:p>7.4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.139" calcext:value-type="float">
            <text:p>23.13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6-3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8.57" calcext:value-type="float">
            <text:p>48.57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1" calcext:value-type="float">
            <text:p>65.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97" calcext:value-type="float">
            <text:p>5.97</text:p>
          </table:table-cell>
          <table:table-cell office:value-type="float" office:value="5.26" calcext:value-type="float">
            <text:p>5.2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.67" calcext:value-type="float">
            <text:p>10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.146" calcext:value-type="float">
            <text:p>23.14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L 3-23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.174" calcext:value-type="float">
            <text:p>23.17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L 10-3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.16" calcext:value-type="float">
            <text:p>51.1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9" calcext:value-type="float">
            <text:p>70.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.42" calcext:value-type="float">
            <text:p>4.42</text:p>
          </table:table-cell>
          <table:table-cell office:value-type="float" office:value="4.88" calcext:value-type="float">
            <text:p>4.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181" calcext:value-type="float">
            <text:p>23.18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16-2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.74" calcext:value-type="float">
            <text:p>44.7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92" calcext:value-type="float">
            <text:p>3.9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007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.189" calcext:value-type="float">
            <text:p>23.18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0-24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.86" calcext:value-type="float">
            <text:p>42.8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" calcext:value-type="float">
            <text:p>54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.07" calcext:value-type="float">
            <text:p>4.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.171" calcext:value-type="float">
            <text:p>25.17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21-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8.18" calcext:value-type="float">
            <text:p>68.18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.6" calcext:value-type="float">
            <text:p>11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6" calcext:value-type="float">
            <text:p>9.36</text:p>
          </table:table-cell>
          <table:table-cell office:value-type="float" office:value="10.05" calcext:value-type="float">
            <text:p>10.0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.178" calcext:value-type="float">
            <text:p>25.17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14-18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7" calcext:value-type="float">
            <text:p>74.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.19" calcext:value-type="float">
            <text:p>6.19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.185" calcext:value-type="float">
            <text:p>25.185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27-3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.3" calcext:value-type="float">
            <text:p>69.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.36" calcext:value-type="float">
            <text:p>6.36</text:p>
          </table:table-cell>
          <table:table-cell office:value-type="float" office:value="4.24" calcext:value-type="float">
            <text:p>4.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.189" calcext:value-type="float">
            <text:p>25.189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10-6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9.57" calcext:value-type="float">
            <text:p>69.5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3" calcext:value-type="float">
            <text:p>63.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.13" calcext:value-type="float">
            <text:p>5.13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199" calcext:value-type="float">
            <text:p>25.19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24-3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8.48" calcext:value-type="float">
            <text:p>48.48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8" calcext:value-type="float">
            <text:p>88.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.88" calcext:value-type="float">
            <text:p>6.88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206" calcext:value-type="float">
            <text:p>25.20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5.85" calcext:value-type="float">
            <text:p>65.85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6.63" calcext:value-type="float">
            <text:p>6.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213" calcext:value-type="float">
            <text:p>25.213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17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89" calcext:value-type="float">
            <text:p>6.89</text:p>
          </table:table-cell>
          <table:table-cell office:value-type="float" office:value="7.78" calcext:value-type="float">
            <text:p>7.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221" calcext:value-type="float">
            <text:p>25.221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4-9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.7" calcext:value-type="float">
            <text:p>59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.11" calcext:value-type="float">
            <text:p>4.11</text:p>
          </table:table-cell>
          <table:table-cell office:value-type="float" office:value="2.69" calcext:value-type="float">
            <text:p>2.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227" calcext:value-type="float">
            <text:p>25.227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13-2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.05" calcext:value-type="float">
            <text:p>54.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.3" calcext:value-type="float">
            <text:p>42.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.78" calcext:value-type="float">
            <text:p>4.78</text:p>
          </table:table-cell>
          <table:table-cell office:value-type="float" office:value="1.68" calcext:value-type="float">
            <text:p>1.6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09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234" calcext:value-type="float">
            <text:p>25.23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0-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.42" calcext:value-type="float">
            <text:p>7.42</text:p>
          </table:table-cell>
          <table:table-cell office:value-type="float" office:value="8.06" calcext:value-type="float">
            <text:p>8.0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010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.241" calcext:value-type="float">
            <text:p>25.24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28-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0.71" calcext:value-type="float">
            <text:p>60.7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.93" calcext:value-type="float">
            <text:p>7.93</text:p>
          </table:table-cell>
          <table:table-cell office:value-type="float" office:value="8.64" calcext:value-type="float">
            <text:p>8.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128" calcext:value-type="float">
            <text:p>26.12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6-3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7.78" calcext:value-type="float">
            <text:p>57.7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.5" calcext:value-type="float">
            <text:p>52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136" calcext:value-type="float">
            <text:p>26.13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L 22-2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.2" calcext:value-type="float">
            <text:p>8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" calcext:value-type="float">
            <text:p>8.59</text:p>
          </table:table-cell>
          <table:table-cell office:value-type="float" office:value="6.41" calcext:value-type="float">
            <text:p>6.4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09-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142" calcext:value-type="float">
            <text:p>26.142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10-3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4.76" calcext:value-type="float">
            <text:p>54.76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.52" calcext:value-type="float">
            <text:p>5.52</text:p>
          </table:table-cell>
          <table:table-cell office:value-type="float" office:value="4.93" calcext:value-type="float">
            <text:p>4.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.149" calcext:value-type="float">
            <text:p>26.14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14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.6" calcext:value-type="float">
            <text:p>65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88" calcext:value-type="float">
            <text:p>5.88</text:p>
          </table:table-cell>
          <table:table-cell office:value-type="float" office:value="3.69" calcext:value-type="float">
            <text:p>3.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.156" calcext:value-type="float">
            <text:p>26.15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4.1" calcext:value-type="float">
            <text:p>64.1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2.8" calcext:value-type="float">
            <text:p>92.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.92" calcext:value-type="float">
            <text:p>7.92</text:p>
          </table:table-cell>
          <table:table-cell office:value-type="float" office:value="7.15" calcext:value-type="float">
            <text:p>7.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163" calcext:value-type="float">
            <text:p>26.163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17-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8.48" calcext:value-type="float">
            <text:p>48.48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94" calcext:value-type="float">
            <text:p>5.94</text:p>
          </table:table-cell>
          <table:table-cell office:value-type="float" office:value="7.15" calcext:value-type="float">
            <text:p>7.1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0-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.17" calcext:value-type="float">
            <text:p>26.17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 20-2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7.37" calcext:value-type="float">
            <text:p>47.3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79" calcext:value-type="float">
            <text:p>6.79</text:p>
          </table:table-cell>
          <table:table-cell office:value-type="float" office:value="7.84" calcext:value-type="float">
            <text:p>7.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219" calcext:value-type="float">
            <text:p>26.219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40-2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2.96" calcext:value-type="float">
            <text:p>62.96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.9" calcext:value-type="float">
            <text:p>130.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44" calcext:value-type="float">
            <text:p>9.44</text:p>
          </table:table-cell>
          <table:table-cell office:value-type="float" office:value="11.67" calcext:value-type="float">
            <text:p>11.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223" calcext:value-type="float">
            <text:p>26.223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L 7-3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.69" calcext:value-type="float">
            <text:p>5.69</text:p>
          </table:table-cell>
          <table:table-cell office:value-type="float" office:value="4.14" calcext:value-type="float">
            <text:p>4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0-12-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233" calcext:value-type="float">
            <text:p>26.233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17-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6.67" calcext:value-type="float">
            <text:p>66.6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011-01-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24" calcext:value-type="float">
            <text:p>26.2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.72" calcext:value-type="float">
            <text:p>51.7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.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.52" calcext:value-type="float">
            <text:p>9.52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127" calcext:value-type="float">
            <text:p>27.127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33-1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134" calcext:value-type="float">
            <text:p>27.13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.67" calcext:value-type="float">
            <text:p>66.67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1" calcext:value-type="float">
            <text:p>99.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.46" calcext:value-type="float">
            <text:p>7.46</text:p>
          </table:table-cell>
          <table:table-cell office:value-type="float" office:value="7.25" calcext:value-type="float">
            <text:p>7.2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.141" calcext:value-type="float">
            <text:p>27.14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 13-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6" calcext:value-type="float">
            <text:p>85.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148" calcext:value-type="float">
            <text:p>27.14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4-2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3.64" calcext:value-type="float">
            <text:p>63.64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.82" calcext:value-type="float">
            <text:p>8.82</text:p>
          </table:table-cell>
          <table:table-cell office:value-type="float" office:value="10.03" calcext:value-type="float">
            <text:p>10.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.155" calcext:value-type="float">
            <text:p>27.155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48-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7.89" calcext:value-type="float">
            <text:p>57.89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2" calcext:value-type="float">
            <text:p>12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" calcext:value-type="float">
            <text:p>8.95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.162" calcext:value-type="float">
            <text:p>27.162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5-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53.13" calcext:value-type="float">
            <text:p>53.1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.91" calcext:value-type="float">
            <text:p>3.91</text:p>
          </table:table-cell>
          <table:table-cell office:value-type="float" office:value="3.13" calcext:value-type="float">
            <text:p>3.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176" calcext:value-type="float">
            <text:p>27.17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0-10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38" calcext:value-type="float">
            <text:p>7.38</text:p>
          </table:table-cell>
          <table:table-cell office:value-type="float" office:value="8.21" calcext:value-type="float">
            <text:p>8.2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183" calcext:value-type="float">
            <text:p>27.183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19-1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0.83" calcext:value-type="float">
            <text:p>70.8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7" calcext:value-type="float">
            <text:p>109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.33</text:p>
          </table:table-cell>
          <table:table-cell office:value-type="float" office:value="9.17" calcext:value-type="float">
            <text:p>9.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19" calcext:value-type="float">
            <text:p>27.19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7" calcext:value-type="float">
            <text:p>85.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.07" calcext:value-type="float">
            <text:p>8.07</text:p>
          </table:table-cell>
          <table:table-cell office:value-type="float" office:value="7.23" calcext:value-type="float">
            <text:p>7.2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197" calcext:value-type="float">
            <text:p>27.197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3-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2.63" calcext:value-type="float">
            <text:p>52.63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3" calcext:value-type="float">
            <text:p>7.03</text:p>
          </table:table-cell>
          <table:table-cell office:value-type="float" office:value="6.89" calcext:value-type="float">
            <text:p>6.8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.43" calcext:value-type="float">
            <text:p>2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.201" calcext:value-type="float">
            <text:p>27.20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L 6-1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62.5" calcext:value-type="float">
            <text:p>62.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1" calcext:value-type="float">
            <text:p>61.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.83" calcext:value-type="float">
            <text:p>5.83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211" calcext:value-type="float">
            <text:p>27.211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6-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2.3" calcext:value-type="float">
            <text:p>142.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1.91" calcext:value-type="float">
            <text:p>11.91</text:p>
          </table:table-cell>
          <table:table-cell office:value-type="float" office:value="13.65" calcext:value-type="float">
            <text:p>13.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218" calcext:value-type="float">
            <text:p>27.218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19-21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8.65" calcext:value-type="float">
            <text:p>48.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" calcext:value-type="float">
            <text:p>62.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.226" calcext:value-type="float">
            <text:p>27.22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8.06" calcext:value-type="float">
            <text:p>58.0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office:value-type="float" office:value="6.68" calcext:value-type="float">
            <text:p>6.6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1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231" calcext:value-type="float">
            <text:p>27.231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19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.85" calcext:value-type="float">
            <text:p>53.8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88" calcext:value-type="float">
            <text:p>6.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012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239" calcext:value-type="float">
            <text:p>27.23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34-2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3" calcext:value-type="float">
            <text:p>98.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.1</text:p>
          </table:table-cell>
          <table:table-cell office:value-type="float" office:value="7.77" calcext:value-type="float">
            <text:p>7.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125" calcext:value-type="float">
            <text:p>28.125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W 30-2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6.92" calcext:value-type="float">
            <text:p>76.92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6" calcext:value-type="float">
            <text:p>125.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.12" calcext:value-type="float">
            <text:p>8.12</text:p>
          </table:table-cell>
          <table:table-cell office:value-type="float" office:value="9.65" calcext:value-type="float">
            <text:p>9.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.132" calcext:value-type="float">
            <text:p>28.132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27-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7" calcext:value-type="float">
            <text:p>107.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.29" calcext:value-type="float">
            <text:p>7.29</text:p>
          </table:table-cell>
          <table:table-cell office:value-type="float" office:value="8.58" calcext:value-type="float">
            <text:p>8.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.139" calcext:value-type="float">
            <text:p>28.139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3-2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8.57" calcext:value-type="float">
            <text:p>68.57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1" calcext:value-type="float">
            <text:p>81.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.83" calcext:value-type="float">
            <text:p>5.83</text:p>
          </table:table-cell>
          <table:table-cell office:value-type="float" office:value="5.11" calcext:value-type="float">
            <text:p>5.1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.146" calcext:value-type="float">
            <text:p>28.146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34-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.14" calcext:value-type="float">
            <text:p>57.14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.81" calcext:value-type="float">
            <text:p>6.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.153" calcext:value-type="float">
            <text:p>28.153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45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6.2" calcext:value-type="float">
            <text:p>15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15.13" calcext:value-type="float">
            <text:p>15.13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6.33" calcext:value-type="float">
            <text:p>1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8.16" calcext:value-type="float">
            <text:p>28.16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L 3-2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.1" calcext:value-type="float">
            <text:p>43.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.67" calcext:value-type="float">
            <text:p>6.67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.164" calcext:value-type="float">
            <text:p>28.164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13-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0.87" calcext:value-type="float">
            <text:p>60.8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.175" calcext:value-type="float">
            <text:p>28.175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4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4.74" calcext:value-type="float">
            <text:p>94.74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7.1" calcext:value-type="float">
            <text:p>157.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.21" calcext:value-type="float">
            <text:p>12.21</text:p>
          </table:table-cell>
          <table:table-cell office:value-type="float" office:value="15.37" calcext:value-type="float">
            <text:p>15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.188" calcext:value-type="float">
            <text:p>28.188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T 24-2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7.5" calcext:value-type="float">
            <text:p>87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.7" calcext:value-type="float">
            <text:p>143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.237" calcext:value-type="float">
            <text:p>28.237</text:p>
          </table:table-cell>
          <table:table-cell office:value-type="string" calcext:value-type="string">
            <text:p>SFO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7-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124" calcext:value-type="float">
            <text:p>29.12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 28-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1.76" calcext:value-type="float">
            <text:p>61.76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office:value-type="float" office:value="6.26" calcext:value-type="float">
            <text:p>6.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131" calcext:value-type="float">
            <text:p>29.13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17-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.19" calcext:value-type="float">
            <text:p>6.19</text:p>
          </table:table-cell>
          <table:table-cell office:value-type="float" office:value="7.31" calcext:value-type="float">
            <text:p>7.3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.13" calcext:value-type="float">
            <text:p>7.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135" calcext:value-type="float">
            <text:p>29.135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6-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.91" calcext:value-type="float">
            <text:p>2.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.145" calcext:value-type="float">
            <text:p>29.14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31-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8.54" calcext:value-type="float">
            <text:p>58.54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02" calcext:value-type="float">
            <text:p>7.02</text:p>
          </table:table-cell>
          <table:table-cell office:value-type="float" office:value="6.29" calcext:value-type="float">
            <text:p>6.2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.29" calcext:value-type="float">
            <text:p>5.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152" calcext:value-type="float">
            <text:p>29.15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 26-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1.28" calcext:value-type="float">
            <text:p>51.2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.28" calcext:value-type="float">
            <text:p>6.28</text:p>
          </table:table-cell>
          <table:table-cell office:value-type="float" office:value="5.13" calcext:value-type="float">
            <text:p>5.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159" calcext:value-type="float">
            <text:p>29.15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24-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5.16" calcext:value-type="float">
            <text:p>45.1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" calcext:value-type="float">
            <text:p>56.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.13" calcext:value-type="float">
            <text:p>4.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.25" calcext:value-type="float">
            <text:p>7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.166" calcext:value-type="float">
            <text:p>29.166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17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67.65" calcext:value-type="float">
            <text:p>67.6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.06" calcext:value-type="float">
            <text:p>7.06</text:p>
          </table:table-cell>
          <table:table-cell office:value-type="float" office:value="5.74" calcext:value-type="float">
            <text:p>5.7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.67" calcext:value-type="float">
            <text:p>4.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.173" calcext:value-type="float">
            <text:p>29.17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.67" calcext:value-type="float">
            <text:p>66.67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.2" calcext:value-type="float">
            <text:p>102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.25" calcext:value-type="float">
            <text:p>6.25</text:p>
          </table:table-cell>
          <table:table-cell office:value-type="float" office:value="7.36" calcext:value-type="float">
            <text:p>7.3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.67" calcext:value-type="float">
            <text:p>6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.18" calcext:value-type="float">
            <text:p>29.18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23-1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5.52" calcext:value-type="float">
            <text:p>65.5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.194" calcext:value-type="float">
            <text:p>29.19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7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6.67" calcext:value-type="float">
            <text:p>46.67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.11" calcext:value-type="float">
            <text:p>5.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.201" calcext:value-type="float">
            <text:p>29.20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L 38-4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68.42" calcext:value-type="float">
            <text:p>68.42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7" calcext:value-type="float">
            <text:p>106.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.74" calcext:value-type="float">
            <text:p>7.74</text:p>
          </table:table-cell>
          <table:table-cell office:value-type="float" office:value="8.13" calcext:value-type="float">
            <text:p>8.1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.208" calcext:value-type="float">
            <text:p>29.208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28-3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7" calcext:value-type="float">
            <text:p>8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8" calcext:value-type="float">
            <text:p>6.98</text:p>
          </table:table-cell>
          <table:table-cell office:value-type="float" office:value="6.86" calcext:value-type="float">
            <text:p>6.8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1.5" calcext:value-type="float">
            <text:p>11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215" calcext:value-type="float">
            <text:p>29.215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45-1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2.3" calcext:value-type="float">
            <text:p>1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5" calcext:value-type="float">
            <text:p>6.85</text:p>
          </table:table-cell>
          <table:table-cell office:value-type="float" office:value="8.85" calcext:value-type="float">
            <text:p>8.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222" calcext:value-type="float">
            <text:p>29.22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56-3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.35" calcext:value-type="float">
            <text:p>14.35</text:p>
          </table:table-cell>
          <table:table-cell office:value-type="float" office:value="19.35" calcext:value-type="float">
            <text:p>19.3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229" calcext:value-type="float">
            <text:p>29.22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7-2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7.14" calcext:value-type="float">
            <text:p>57.1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.46" calcext:value-type="float">
            <text:p>5.46</text:p>
          </table:table-cell>
          <table:table-cell office:value-type="float" office:value="3.86" calcext:value-type="float">
            <text:p>3.8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.83" calcext:value-type="float">
            <text:p>7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123" calcext:value-type="float">
            <text:p>30.12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10-2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4.29" calcext:value-type="float">
            <text:p>54.2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.2" calcext:value-type="float">
            <text:p>45.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.77" calcext:value-type="float">
            <text:p>5.77</text:p>
          </table:table-cell>
          <table:table-cell office:value-type="float" office:value="2.49" calcext:value-type="float">
            <text:p>2.4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.13" calcext:value-type="float">
            <text:p>30.1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.4" calcext:value-type="float">
            <text:p>8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.137" calcext:value-type="float">
            <text:p>30.13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4-15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.44" calcext:value-type="float">
            <text:p>7.44</text:p>
          </table:table-cell>
          <table:table-cell office:value-type="float" office:value="9.84" calcext:value-type="float">
            <text:p>9.8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.145" calcext:value-type="float">
            <text:p>30.14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41-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6.92" calcext:value-type="float">
            <text:p>76.9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54" calcext:value-type="float">
            <text:p>9.54</text:p>
          </table:table-cell>
          <table:table-cell office:value-type="float" office:value="11.85" calcext:value-type="float">
            <text:p>11.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151" calcext:value-type="float">
            <text:p>30.15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17-22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" calcext:value-type="float">
            <text:p>53.3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7" calcext:value-type="float">
            <text:p>6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.165" calcext:value-type="float">
            <text:p>30.165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4" calcext:value-type="float">
            <text:p>103.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.89" calcext:value-type="float">
            <text:p>7.89</text:p>
          </table:table-cell>
          <table:table-cell office:value-type="float" office:value="8.61" calcext:value-type="float">
            <text:p>8.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.83" calcext:value-type="float">
            <text:p>4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.172" calcext:value-type="float">
            <text:p>30.172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34-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6.21" calcext:value-type="float">
            <text:p>86.2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.69" calcext:value-type="float">
            <text:p>7.6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.179" calcext:value-type="float">
            <text:p>30.17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.8" calcext:value-type="float">
            <text:p>106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42" calcext:value-type="float">
            <text:p>6.42</text:p>
          </table:table-cell>
          <table:table-cell office:value-type="float" office:value="7.71" calcext:value-type="float">
            <text:p>7.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.186" calcext:value-type="float">
            <text:p>30.18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17-1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8.62" calcext:value-type="float">
            <text:p>58.6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.25" calcext:value-type="float">
            <text:p>6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.193" calcext:value-type="float">
            <text:p>30.19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SEA</text:p>
          </table:table-cell>
          <table:table-cell office:value-type="string" calcext:value-type="string">
            <text:p>W 24-20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8.75" calcext:value-type="float">
            <text:p>68.7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.197" calcext:value-type="float">
            <text:p>30.19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20-2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.56" calcext:value-type="float">
            <text:p>55.56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7.61" calcext:value-type="float">
            <text:p>7.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207" calcext:value-type="float">
            <text:p>30.207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16-2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.65" calcext:value-type="float">
            <text:p>6.65</text:p>
          </table:table-cell>
          <table:table-cell office:value-type="float" office:value="6.43" calcext:value-type="float">
            <text:p>6.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.214" calcext:value-type="float">
            <text:p>30.21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14-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" calcext:value-type="float">
            <text:p>86.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.51" calcext:value-type="float">
            <text:p>7.51</text:p>
          </table:table-cell>
          <table:table-cell office:value-type="float" office:value="6.87" calcext:value-type="float">
            <text:p>6.8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.5" calcext:value-type="float">
            <text:p>6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.221" calcext:value-type="float">
            <text:p>30.22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1-1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.6" calcext:value-type="float">
            <text:p>115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.9</text:p>
          </table:table-cell>
          <table:table-cell office:value-type="float" office:value="11.23" calcext:value-type="float">
            <text:p>11.2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.228" calcext:value-type="float">
            <text:p>30.228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2-2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8.89" calcext:value-type="float">
            <text:p>68.89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.91" calcext:value-type="float">
            <text:p>6.9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129" calcext:value-type="float">
            <text:p>31.129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66.67" calcext:value-type="float">
            <text:p>66.67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36" calcext:value-type="float">
            <text:p>7.36</text:p>
          </table:table-cell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.133" calcext:value-type="float">
            <text:p>31.13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L 24-3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.9" calcext:value-type="float">
            <text:p>53.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.64" calcext:value-type="float">
            <text:p>7.64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144" calcext:value-type="float">
            <text:p>31.14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28-3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.25" calcext:value-type="float">
            <text:p>7.25</text:p>
          </table:table-cell>
          <table:table-cell office:value-type="float" office:value="6.63" calcext:value-type="float">
            <text:p>6.6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15" calcext:value-type="float">
            <text:p>31.15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21-36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8.89" calcext:value-type="float">
            <text:p>68.89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2" calcext:value-type="float">
            <text:p>95.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8.58" calcext:value-type="float">
            <text:p>8.5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.157" calcext:value-type="float">
            <text:p>31.157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L 17-1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" calcext:value-type="float">
            <text:p>53.3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.03" calcext:value-type="float">
            <text:p>6.03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.164" calcext:value-type="float">
            <text:p>31.16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 10-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62" calcext:value-type="float">
            <text:p>7.62</text:p>
          </table:table-cell>
          <table:table-cell office:value-type="float" office:value="8.16" calcext:value-type="float">
            <text:p>8.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.171" calcext:value-type="float">
            <text:p>31.17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23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5.63" calcext:value-type="float">
            <text:p>65.6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84" calcext:value-type="float">
            <text:p>7.84</text:p>
          </table:table-cell>
          <table:table-cell office:value-type="float" office:value="8.47" calcext:value-type="float">
            <text:p>8.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.178" calcext:value-type="float">
            <text:p>31.178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45-1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.23" calcext:value-type="float">
            <text:p>69.23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7" calcext:value-type="float">
            <text:p>108.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.58" calcext:value-type="float">
            <text:p>5.58</text:p>
          </table:table-cell>
          <table:table-cell office:value-type="float" office:value="7.12" calcext:value-type="float">
            <text:p>7.1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.192" calcext:value-type="float">
            <text:p>31.19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29-1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58" calcext:value-type="float">
            <text:p>6.58</text:p>
          </table:table-cell>
          <table:table-cell office:value-type="float" office:value="7.23" calcext:value-type="float">
            <text:p>7.2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.5" calcext:value-type="float">
            <text:p>5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.199" calcext:value-type="float">
            <text:p>31.199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33-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8" calcext:value-type="float">
            <text:p>108.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.12" calcext:value-type="float">
            <text:p>10.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.71" calcext:value-type="float">
            <text:p>4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.206" calcext:value-type="float">
            <text:p>31.206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0-2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.5" calcext:value-type="float">
            <text:p>11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9.83" calcext:value-type="float">
            <text:p>9.8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.83" calcext:value-type="float">
            <text:p>5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.213" calcext:value-type="float">
            <text:p>31.21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34-2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2.73" calcext:value-type="float">
            <text:p>72.7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.7" calcext:value-type="float">
            <text:p>123.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.36" calcext:value-type="float">
            <text:p>7.36</text:p>
          </table:table-cell>
          <table:table-cell office:value-type="float" office:value="9.18" calcext:value-type="float">
            <text:p>9.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.22" calcext:value-type="float">
            <text:p>31.22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10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7.22" calcext:value-type="float">
            <text:p>7.2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.227" calcext:value-type="float">
            <text:p>31.227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34-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84" calcext:value-type="float">
            <text:p>6.84</text:p>
          </table:table-cell>
          <table:table-cell office:value-type="float" office:value="7.64" calcext:value-type="float">
            <text:p>7.6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.234" calcext:value-type="float">
            <text:p>31.234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17-1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8.18" calcext:value-type="float">
            <text:p>68.1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.9" calcext:value-type="float">
            <text:p>93.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68" calcext:value-type="float">
            <text:p>5.68</text:p>
          </table:table-cell>
          <table:table-cell office:value-type="float" office:value="5.45" calcext:value-type="float">
            <text:p>5.4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.241" calcext:value-type="float">
            <text:p>31.24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8.33" calcext:value-type="float">
            <text:p>58.3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.8" calcext:value-type="float">
            <text:p>70.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4.42" calcext:value-type="float">
            <text:p>4.4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.78" calcext:value-type="float">
            <text:p>6.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.127" calcext:value-type="float">
            <text:p>32.127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SDG</text:p>
          </table:table-cell>
          <table:table-cell office:value-type="string" calcext:value-type="string">
            <text:p>W 33-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70.83" calcext:value-type="float">
            <text:p>70.83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.56" calcext:value-type="float">
            <text:p>7.56</text:p>
          </table:table-cell>
          <table:table-cell office:value-type="float" office:value="7.46" calcext:value-type="float">
            <text:p>7.4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.134" calcext:value-type="float">
            <text:p>32.13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12-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4.05" calcext:value-type="float">
            <text:p>54.0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" calcext:value-type="float">
            <text:p>68.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.03" calcext:value-type="float">
            <text:p>5.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.141" calcext:value-type="float">
            <text:p>32.14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4-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18" calcext:value-type="float">
            <text:p>7.18</text:p>
          </table:table-cell>
          <table:table-cell office:value-type="float" office:value="7.79" calcext:value-type="float">
            <text:p>7.7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.148" calcext:value-type="float">
            <text:p>32.148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 14-4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.74" calcext:value-type="float">
            <text:p>5.74</text:p>
          </table:table-cell>
          <table:table-cell office:value-type="float" office:value="5.64" calcext:value-type="float">
            <text:p>5.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.162" calcext:value-type="float">
            <text:p>32.16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6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6.36" calcext:value-type="float">
            <text:p>86.3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1" calcext:value-type="float">
            <text:p>109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.18" calcext:value-type="float">
            <text:p>10.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169" calcext:value-type="float">
            <text:p>32.169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27-2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0.83" calcext:value-type="float">
            <text:p>70.83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10.58" calcext:value-type="float">
            <text:p>10.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.176" calcext:value-type="float">
            <text:p>32.17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30-1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7.37" calcext:value-type="float">
            <text:p>47.37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8" calcext:value-type="float">
            <text:p>6.68</text:p>
          </table:table-cell>
          <table:table-cell office:value-type="float" office:value="7.74" calcext:value-type="float">
            <text:p>7.7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5.79" calcext:value-type="float">
            <text:p>65.7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.5" calcext:value-type="float">
            <text:p>65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.68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.197" calcext:value-type="float">
            <text:p>32.197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L 17-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7.42" calcext:value-type="float">
            <text:p>77.42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7.61" calcext:value-type="float">
            <text:p>7.6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.204" calcext:value-type="float">
            <text:p>32.20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9.09" calcext:value-type="float">
            <text:p>59.0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.45" calcext:value-type="float">
            <text:p>5.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211" calcext:value-type="float">
            <text:p>32.21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9-2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215" calcext:value-type="float">
            <text:p>32.21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21-1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15" calcext:value-type="float">
            <text:p>10.15</text:p>
          </table:table-cell>
          <table:table-cell office:value-type="float" office:value="9.19" calcext:value-type="float">
            <text:p>9.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225" calcext:value-type="float">
            <text:p>32.225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L 17-1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3.57" calcext:value-type="float">
            <text:p>53.5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82" calcext:value-type="float">
            <text:p>5.82</text:p>
          </table:table-cell>
          <table:table-cell office:value-type="float" office:value="4.21" calcext:value-type="float">
            <text:p>4.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.232" calcext:value-type="float">
            <text:p>32.232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33-1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  <table:table-cell office:value-type="float" office:value="6.08" calcext:value-type="float">
            <text:p>6.0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7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239" calcext:value-type="float">
            <text:p>32.239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W 37-2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.8" calcext:value-type="float">
            <text:p>112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43" calcext:value-type="float">
            <text:p>9.43</text:p>
          </table:table-cell>
          <table:table-cell office:value-type="float" office:value="9.25" calcext:value-type="float">
            <text:p>9.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.123" calcext:value-type="float">
            <text:p>33.123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W 42-2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8.6" calcext:value-type="float">
            <text:p>148.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.51" calcext:value-type="float">
            <text:p>10.51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133" calcext:value-type="float">
            <text:p>33.13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8" calcext:value-type="float">
            <text:p>113.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.96" calcext:value-type="float">
            <text:p>8.96</text:p>
          </table:table-cell>
          <table:table-cell office:value-type="float" office:value="9.68" calcext:value-type="float">
            <text:p>9.6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5" calcext:value-type="float">
            <text:p>5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.14" calcext:value-type="float">
            <text:p>33.1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6.19" calcext:value-type="float">
            <text:p>76.19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1" calcext:value-type="float">
            <text:p>128.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.38" calcext:value-type="float">
            <text:p>7.38</text:p>
          </table:table-cell>
          <table:table-cell office:value-type="float" office:value="9.29" calcext:value-type="float">
            <text:p>9.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148" calcext:value-type="float">
            <text:p>33.148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W 29-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" calcext:value-type="float">
            <text:p>104.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.92" calcext:value-type="float">
            <text:p>7.92</text:p>
          </table:table-cell>
          <table:table-cell office:value-type="float" office:value="8.46" calcext:value-type="float">
            <text:p>8.4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154" calcext:value-type="float">
            <text:p>33.154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42-3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8.38" calcext:value-type="float">
            <text:p>78.38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.2" calcext:value-type="float">
            <text:p>13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76" calcext:value-type="float">
            <text:p>8.76</text:p>
          </table:table-cell>
          <table:table-cell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.161" calcext:value-type="float">
            <text:p>33.16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L 13-19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5.88" calcext:value-type="float">
            <text:p>55.88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.24" calcext:value-type="float">
            <text:p>7.24</text:p>
          </table:table-cell>
          <table:table-cell office:value-type="float" office:value="7.82" calcext:value-type="float">
            <text:p>7.8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.165" calcext:value-type="float">
            <text:p>33.165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L 30-3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9.44" calcext:value-type="float">
            <text:p>69.44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.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.5</text:p>
          </table:table-cell>
          <table:table-cell office:value-type="float" office:value="11.17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.176" calcext:value-type="float">
            <text:p>33.176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9-1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5.16" calcext:value-type="float">
            <text:p>45.16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2" calcext:value-type="float">
            <text:p>6.52</text:p>
          </table:table-cell>
          <table:table-cell office:value-type="float" office:value="7.16" calcext:value-type="float">
            <text:p>7.1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0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.182" calcext:value-type="float">
            <text:p>33.182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17-2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3.53" calcext:value-type="float">
            <text:p>73.53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.9" calcext:value-type="float">
            <text:p>102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.74" calcext:value-type="float">
            <text:p>7.74</text:p>
          </table:table-cell>
          <table:table-cell office:value-type="float" office:value="7.59" calcext:value-type="float">
            <text:p>7.5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.196" calcext:value-type="float">
            <text:p>33.196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L 9-1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.5" calcext:value-type="float">
            <text:p>67.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.203" calcext:value-type="float">
            <text:p>33.20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L 10-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.53" calcext:value-type="float">
            <text:p>5.53</text:p>
          </table:table-cell>
          <table:table-cell office:value-type="float" office:value="4.83" calcext:value-type="float">
            <text:p>4.8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.21" calcext:value-type="float">
            <text:p>33.21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L 31-38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7.58" calcext:value-type="float">
            <text:p>57.58</text:p>
          </table:table-cell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.9" calcext:value-type="float">
            <text:p>135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09" calcext:value-type="float">
            <text:p>11.09</text:p>
          </table:table-cell>
          <table:table-cell office:value-type="float" office:value="13.52" calcext:value-type="float">
            <text:p>13.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3.217" calcext:value-type="float">
            <text:p>33.217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26-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8.82" calcext:value-type="float">
            <text:p>58.82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.7" calcext:value-type="float">
            <text:p>71.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.88" calcext:value-type="float">
            <text:p>7.88</text:p>
          </table:table-cell>
          <table:table-cell office:value-type="float" office:value="6.56" calcext:value-type="float">
            <text:p>6.5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.223" calcext:value-type="float">
            <text:p>33.223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W 30-1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6.67" calcext:value-type="float">
            <text:p>76.67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.3" calcext:value-type="float">
            <text:p>120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9.03" calcext:value-type="float">
            <text:p>9.0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.231" calcext:value-type="float">
            <text:p>33.231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29-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4.1" calcext:value-type="float">
            <text:p>64.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79" calcext:value-type="float">
            <text:p>7.79</text:p>
          </table:table-cell>
          <table:table-cell office:value-type="float" office:value="8.31" calcext:value-type="float">
            <text:p>8.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125" calcext:value-type="float">
            <text:p>34.125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4-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.1" calcext:value-type="float">
            <text:p>118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.83" calcext:value-type="float">
            <text:p>9.8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.132" calcext:value-type="float">
            <text:p>34.132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L 9-2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1.74" calcext:value-type="float">
            <text:p>71.74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.35" calcext:value-type="float">
            <text:p>6.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.139" calcext:value-type="float">
            <text:p>34.139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1-1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.4" calcext:value-type="float">
            <text:p>1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.75" calcext:value-type="float">
            <text:p>10.7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.154" calcext:value-type="float">
            <text:p>34.15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19-4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8.97" calcext:value-type="float">
            <text:p>58.9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9" calcext:value-type="float">
            <text:p>69.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.05" calcext:value-type="float">
            <text:p>7.05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.16" calcext:value-type="float">
            <text:p>34.16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8.33" calcext:value-type="float">
            <text:p>58.3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.53" calcext:value-type="float">
            <text:p>4.53</text:p>
          </table:table-cell>
          <table:table-cell office:value-type="float" office:value="5.64" calcext:value-type="float">
            <text:p>5.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.17" calcext:value-type="float">
            <text:p>2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.167" calcext:value-type="float">
            <text:p>34.167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12" calcext:value-type="float">
            <text:p>7.12</text:p>
          </table:table-cell>
          <table:table-cell office:value-type="float" office:value="7.92" calcext:value-type="float">
            <text:p>7.9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4.174" calcext:value-type="float">
            <text:p>34.17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6" calcext:value-type="float">
            <text:p>5.56</text:p>
          </table:table-cell>
          <table:table-cell office:value-type="float" office:value="6.19" calcext:value-type="float">
            <text:p>6.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.181" calcext:value-type="float">
            <text:p>34.181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14-38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65.22" calcext:value-type="float">
            <text:p>65.22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3" calcext:value-type="float">
            <text:p>82.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.65" calcext:value-type="float">
            <text:p>6.65</text:p>
          </table:table-cell>
          <table:table-cell office:value-type="float" office:value="6.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.188" calcext:value-type="float">
            <text:p>34.188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W 16-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.37" calcext:value-type="float">
            <text:p>70.3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5" calcext:value-type="float">
            <text:p>100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59" calcext:value-type="float">
            <text:p>6.59</text:p>
          </table:table-cell>
          <table:table-cell office:value-type="float" office:value="7.33" calcext:value-type="float">
            <text:p>7.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195" calcext:value-type="float">
            <text:p>34.195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L 21-2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4.44" calcext:value-type="float">
            <text:p>44.4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.1" calcext:value-type="float">
            <text:p>29.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.25" calcext:value-type="float">
            <text:p>8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.157" calcext:value-type="float">
            <text:p>36.157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L 10-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2.94" calcext:value-type="float">
            <text:p>52.9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" calcext:value-type="float">
            <text:p>58.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.18" calcext:value-type="float">
            <text:p>2.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6.185" calcext:value-type="float">
            <text:p>36.185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L 20-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.3" calcext:value-type="float">
            <text:p>78.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.16" calcext:value-type="float">
            <text:p>10.16</text:p>
          </table:table-cell>
          <table:table-cell office:value-type="float" office:value="6.56" calcext:value-type="float">
            <text:p>6.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.192" calcext:value-type="float">
            <text:p>36.19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27-30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9.09" calcext:value-type="float">
            <text:p>69.09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2" calcext:value-type="float">
            <text:p>89.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.09" calcext:value-type="float">
            <text:p>7.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.199" calcext:value-type="float">
            <text:p>36.199</text:p>
          </table:table-cell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0-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" calcext:value-type="float">
            <text:p>83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64" calcext:value-type="float">
            <text:p>6.64</text:p>
          </table:table-cell>
          <table:table-cell office:value-type="float" office:value="5.64" calcext:value-type="float">
            <text:p>5.6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6.203" calcext:value-type="float">
            <text:p>36.203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41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7" calcext:value-type="float">
            <text:p>83.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.73" calcext:value-type="float">
            <text:p>5.73</text:p>
          </table:table-cell>
          <table:table-cell office:value-type="float" office:value="4.77" calcext:value-type="float">
            <text:p>4.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.214" calcext:value-type="float">
            <text:p>36.214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7.39" calcext:value-type="float">
            <text:p>67.39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.43" calcext:value-type="float">
            <text:p>6.43</text:p>
          </table:table-cell>
          <table:table-cell office:value-type="float" office:value="6.87" calcext:value-type="float">
            <text:p>6.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.22" calcext:value-type="float">
            <text:p>36.2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3-1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.11" calcext:value-type="float">
            <text:p>42.1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1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.241" calcext:value-type="float">
            <text:p>36.24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0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3" calcext:value-type="float">
            <text:p>75.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06" calcext:value-type="float">
            <text:p>5.0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U$176"/>
        <table:named-range table:name="HTML_all" table:base-cell-address="$Sheet1.$A$1" table:cell-range-address="$Sheet1.$A$1:.$AU$17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320" meta:object-count="0"/>
    <meta:generator>LibreOffice/6.4.6.2$Linux_X86_64 LibreOffice_project/40$Build-2</meta:generator>
  </office:meta>
</office:document-meta>
</file>